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20</text:p>
      <text:p text:style-name="P2">American Genizah Project: Partnership for Posterity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1, FF 31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text:tab/></text:p>
      <text:p text:style-name="P3">Author of letter<text:tab/><text:tab/><text:tab/><text:tab/>Charles W M[?]</text:p>
      <text:p text:style-name="P3">Signed letter<text:tab/><text:tab/><text:tab/><text:tab/><text:tab/>Y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20 July 1872</text:p>
      <text:p text:style-name="P3">Month<text:tab/><text:tab/><text:tab/><text:tab/><text:tab/><text:tab/>July</text:p>
      <text:p text:style-name="P3">Year<text:tab/><text:tab/><text:tab/><text:tab/><text:tab/><text:tab/>1872</text:p>
      <text:p text:style-name="P3">Hebrew Date<text:tab/><text:tab/><text:tab/><text:tab/><text:tab/></text:p>
      <text:p text:style-name="P3">Undated</text:p>
      <text:p text:style-name="P3">City<text:tab/><text:tab/><text:tab/><text:tab/><text:tab/><text:tab/></text:p>
      <text:p text:style-name="P3">State<text:tab/><text:tab/><text:tab/><text:tab/><text:tab/><text:tab/><text:tab/><text:tab/><text:tab/><text:tab/></text:p>
      <text:p text:style-name="P3">Country<text:tab/><text:tab/><text:tab/><text:tab/><text:tab/></text:p>
      <text:p text:style-name="P3">Subject<text:tab/><text:tab/><text:tab/><text:tab/><text:tab/>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Y</text:p>
      <text:p text:style-name="P3">(Synagogue) Sermon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/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1</text:p>
      <text:p text:style-name="P3">Number of Sheets<text:tab/><text:tab/><text:tab/><text:tab/>1</text:p>
      <text:p text:style-name="P3">Fragment<text:tab/><text:tab/><text:tab/><text:tab/><text:tab/></text:p>
      <text:p text:style-name="P3">Pagination 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/text:p>
      <text:p text:style-name="P3">Postma<text:tab/>rk<text:tab/><text:tab/><text:tab/><text:tab/><text:tab/><text:tab/>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II Transcription</text:p>
      <text:p text:style-name="P4"><text:span text:style-name="T1">(Symbols: <text:s/>? = uncertain; [ ] = supplied information; / = end of line)</text:span></text:p>
      <text:p text:style-name="P4"><text:span text:style-name="T1"/></text:p>
      <text:p text:style-name="P5"><text:span text:style-name="T1">Jul 20th(/)72/</text:span></text:p>
      <text:p text:style-name="P4"><text:span text:style-name="T1">Esteemed Friend/</text:span></text:p>
      <text:p text:style-name="P4"><text:span text:style-name="T1"><text:tab/><text:tab/>Thy note of the 16</text:span><text:span text:style-name="T2">th</text:span><text:span text:style-name="T1"> inst came to/ me yesterday with the amount in full for rent to the/ 15</text:span><text:span text:style-name="T2">th</text:span><text:span text:style-name="T1"> inst I cannot say when it will convenient for/ me to call on thee as I have for some time been exceedingly/ sick and do not now feel scarcly[sic] able to be out/ of bed. <text:s/>I have felt very anxious to meet with/ thee for some time particularly since thy misfortune/ and exceedingly great bereavement with sentiments/ of profound respect and regard I subscribe/ myself truly as ever thy friend/</text:span></text:p>
      <text:p text:style-name="P4"><text:span text:style-name="T1"><text:tab/><text:tab/><text:tab/><text:tab/><text:tab/><text:tab/><text:tab/><text:tab/><text:tab/><text:tab/>Charles W M[?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4T10:34:53</meta:creation-date>
    <dc:date>2009-05-14T10:50:17</dc:date>
    <dc:language>en-US</dc:language>
    <meta:editing-cycles>2</meta:editing-cycles>
    <meta:editing-duration>PT15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4" meta:word-count="258" meta:character-count="1785"/>
  </office:meta>
</office:document-meta>
</file>